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"/>
    <style:style style:name="ce5" style:family="table-cell" style:parent-style-name="Default" style:data-style-name="N113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ce8" style:family="table-cell" style:parent-style-name="Default" style:data-style-name="N112"/>
  </office:automatic-styles>
  <office:body>
    <office:spreadsheet>
      <table:calculation-settings table:automatic-find-labels="false"/>
      <table:table table:name="350k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ub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hroud</text:p>
          </table:table-cell>
          <table:covered-table-cell table:style-name="ce2"/>
          <table:table-cell/>
          <table:table-cell office:value-type="string" calcext:value-type="string">
            <text:p>### Number of Blades #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8262" calcext:value-type="float">
            <text:p>128262</text:p>
          </table:table-cell>
          <table:table-cell table:style-name="ce3" office:value-type="float" office:value="856083" calcext:value-type="float">
            <text:p>856083</text:p>
          </table:table-cell>
          <table:table-cell office:value-type="float" office:value="378811" calcext:value-type="float">
            <text:p>378811</text:p>
          </table:table-cell>
          <table:table-cell table:style-name="ce2" office:value-type="float" office:value="-1843410" calcext:value-type="float">
            <text:p>-1.84E+06</text:p>
          </table:table-cell>
          <table:table-cell/>
          <table:table-cell office:value-type="string" calcext:value-type="string">
            <text:p>### Hub Control Points ###</text:p>
          </table:table-cell>
          <table:table-cell table:number-columns-repeated="2"/>
        </table:table-row>
        <table:table-row table:style-name="ro1">
          <table:table-cell office:value-type="float" office:value="-48893.8" calcext:value-type="float">
            <text:p>-48893.8</text:p>
          </table:table-cell>
          <table:table-cell office:value-type="float" office:value="33357.4" calcext:value-type="float">
            <text:p>33357.4</text:p>
          </table:table-cell>
          <table:table-cell office:value-type="float" office:value="44160.5" calcext:value-type="float">
            <text:p>44160.5</text:p>
          </table:table-cell>
          <table:table-cell office:value-type="float" office:value="77064.2" calcext:value-type="float">
            <text:p>77064.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6365" calcext:value-type="float">
            <text:p>176365</text:p>
          </table:table-cell>
          <table:table-cell office:value-type="float" office:value="-46014.1" calcext:value-type="float">
            <text:p>-46014.1</text:p>
          </table:table-cell>
          <table:table-cell office:value-type="float" office:value="-187418" calcext:value-type="float">
            <text:p>-187418</text:p>
          </table:table-cell>
          <table:table-cell office:value-type="float" office:value="348590" calcext:value-type="float">
            <text:p>348590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-228373" calcext:value-type="float">
            <text:p>-228373</text:p>
          </table:table-cell>
          <table:table-cell office:value-type="float" office:value="-171667" calcext:value-type="float">
            <text:p>-171667</text:p>
          </table:table-cell>
          <table:table-cell office:value-type="float" office:value="4348.97" calcext:value-type="float">
            <text:p>4348.97</text:p>
          </table:table-cell>
          <table:table-cell table:style-name="ce3" office:value-type="float" office:value="194506" calcext:value-type="float">
            <text:p>19450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30865" calcext:value-type="float">
            <text:p>930865</text:p>
          </table:table-cell>
          <table:table-cell office:value-type="float" office:value="101803" calcext:value-type="float">
            <text:p>101803</text:p>
          </table:table-cell>
          <table:table-cell table:style-name="ce2" office:value-type="float" office:value="-1195600" calcext:value-type="float">
            <text:p>-1.20E+06</text:p>
          </table:table-cell>
          <table:table-cell office:value-type="float" office:value="92907.4" calcext:value-type="float">
            <text:p>92907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table:style-name="ce2" office:value-type="float" office:value="-2723470" calcext:value-type="float">
            <text:p>-2.72E+06</text:p>
          </table:table-cell>
          <table:table-cell office:value-type="float" office:value="-231757" calcext:value-type="float">
            <text:p>-231757</text:p>
          </table:table-cell>
          <table:table-cell table:style-name="ce2" office:value-type="float" office:value="2519770" calcext:value-type="float">
            <text:p>2.52E+06</text:p>
          </table:table-cell>
          <table:table-cell office:value-type="float" office:value="-150628" calcext:value-type="float">
            <text:p>-1506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-4575860" calcext:value-type="float">
            <text:p>-4.58E+06</text:p>
          </table:table-cell>
          <table:table-cell office:value-type="float" office:value="-413392" calcext:value-type="float">
            <text:p>-413392</text:p>
          </table:table-cell>
          <table:table-cell table:style-name="ce2" office:value-type="float" office:value="4775500" calcext:value-type="float">
            <text:p>4.78E+06</text:p>
          </table:table-cell>
          <table:table-cell office:value-type="float" office:value="-491580" calcext:value-type="float">
            <text:p>-491580</text:p>
          </table:table-cell>
          <table:table-cell/>
          <table:table-cell office:value-type="float" office:value="39.25" calcext:value-type="float">
            <text:p>39.25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t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380.63" calcext:value-type="float">
            <text:p>2380.63</text:p>
          </table:table-cell>
          <table:table-cell office:value-type="float" office:value="115379" calcext:value-type="float">
            <text:p>115379</text:p>
          </table:table-cell>
          <table:table-cell office:value-type="float" office:value="65571.5" calcext:value-type="float">
            <text:p>65571.5</text:p>
          </table:table-cell>
          <table:table-cell office:value-type="float" office:value="58322.4" calcext:value-type="float">
            <text:p>58322.4</text:p>
          </table:table-cell>
          <table:table-cell/>
          <table:table-cell office:value-type="string" calcext:value-type="string">
            <text:p>### Shroud Control Points ###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wrap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-21772.1" calcext:value-type="float">
            <text:p>-21772.1</text:p>
          </table:table-cell>
          <table:table-cell/>
          <table:table-cell office:value-type="float" office:value="10650.7" calcext:value-type="float">
            <text:p>10650.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8796.9" calcext:value-type="float">
            <text:p>18796.9</text:p>
          </table:table-cell>
          <table:table-cell/>
          <table:table-cell office:value-type="float" office:value="-44657.1" calcext:value-type="float">
            <text:p>-44657.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2285.6" calcext:value-type="float">
            <text:p>62285.6</text:p>
          </table:table-cell>
          <table:table-cell/>
          <table:table-cell office:value-type="float" office:value="131294" calcext:value-type="float">
            <text:p>13129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-138122" calcext:value-type="float">
            <text:p>-138122</text:p>
          </table:table-cell>
          <table:table-cell/>
          <table:table-cell office:value-type="float" office:value="-190298" calcext:value-type="float">
            <text:p>-19029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Objective</text:p>
          </table:table-cell>
          <table:table-cell table:style-name="ce2" office:value-type="float" office:value="92970" calcext:value-type="float">
            <text:p>9.30E+04</text:p>
          </table:table-cell>
          <table:table-cell table:number-columns-repeated="3"/>
          <table:table-cell office:value-type="string" calcext:value-type="string">
            <text:p>### Leading and Trailing Edge Control Points ###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## Wrap Angle Control Points ###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08" calcext:value-type="float">
            <text:p>1.08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## Thickness Control Points ###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01541" calcext:value-type="float">
            <text:p>0.001541</text:p>
          </table:table-cell>
          <table:table-cell office:value-type="float" office:value="0.57306" calcext:value-type="float">
            <text:p>0.573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06156" calcext:value-type="float">
            <text:p>0.006156</text:p>
          </table:table-cell>
          <table:table-cell office:value-type="float" office:value="1.12528" calcext:value-type="float">
            <text:p>1.12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13815" calcext:value-type="float">
            <text:p>0.013815</text:p>
          </table:table-cell>
          <table:table-cell office:value-type="float" office:value="1.65449" calcext:value-type="float">
            <text:p>1.654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3806" calcext:value-type="float">
            <text:p>0.03806</text:p>
          </table:table-cell>
          <table:table-cell office:value-type="float" office:value="2.63164" calcext:value-type="float">
            <text:p>2.631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7368" calcext:value-type="float">
            <text:p>0.07368</text:p>
          </table:table-cell>
          <table:table-cell office:value-type="float" office:value="3.47543" calcext:value-type="float">
            <text:p>3.4754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6723" calcext:value-type="float">
            <text:p>0.616723</text:p>
          </table:table-cell>
          <table:table-cell office:value-type="float" office:value="3.6864" calcext:value-type="float">
            <text:p>3.68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01541" calcext:value-type="float">
            <text:p>0.001541</text:p>
          </table:table-cell>
          <table:table-cell office:value-type="float" office:value="0.57306" calcext:value-type="float">
            <text:p>0.573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06156" calcext:value-type="float">
            <text:p>0.006156</text:p>
          </table:table-cell>
          <table:table-cell office:value-type="float" office:value="1.12528" calcext:value-type="float">
            <text:p>1.125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13815" calcext:value-type="float">
            <text:p>0.013815</text:p>
          </table:table-cell>
          <table:table-cell office:value-type="float" office:value="1.65449" calcext:value-type="float">
            <text:p>1.6544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3806" calcext:value-type="float">
            <text:p>0.03806</text:p>
          </table:table-cell>
          <table:table-cell office:value-type="float" office:value="2.63164" calcext:value-type="float">
            <text:p>2.631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07368" calcext:value-type="float">
            <text:p>0.07368</text:p>
          </table:table-cell>
          <table:table-cell office:value-type="float" office:value="3.47543" calcext:value-type="float">
            <text:p>3.4754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6723" calcext:value-type="float">
            <text:p>0.616723</text:p>
          </table:table-cell>
          <table:table-cell office:value-type="float" office:value="3.6864" calcext:value-type="float">
            <text:p>3.68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## Advanced Parameters ###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09k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ub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hroud</text:p>
          </table:table-cell>
          <table:covered-table-cell table:style-name="ce2"/>
          <table:table-cell table:number-columns-repeated="2"/>
          <table:table-cell table:style-name="Default" office:value-type="string" calcext:value-type="string">
            <text:p>volume integral total</text:p>
          </table:table-cell>
          <table:table-cell table:style-name="Default"/>
          <table:table-cell table:number-columns-repeated="3"/>
          <table:table-cell office:value-type="string" calcext:value-type="string">
            <text:p>volume integral 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55131" calcext:value-type="float">
            <text:p>155131</text:p>
          </table:table-cell>
          <table:table-cell office:value-type="float" office:value="888624" calcext:value-type="float">
            <text:p>888624</text:p>
          </table:table-cell>
          <table:table-cell office:value-type="float" office:value="524772" calcext:value-type="float">
            <text:p>524772</text:p>
          </table:table-cell>
          <table:table-cell table:style-name="ce2" office:value-type="float" office:value="-2015380" calcext:value-type="float">
            <text:p>-2.02E+06</text:p>
          </table:table-cell>
          <table:table-cell/>
          <table:table-cell table:style-name="ce4" office:value-type="float" office:value="2957.18" calcext:value-type="float">
            <text:p>2957</text:p>
          </table:table-cell>
          <table:table-cell office:value-type="float" office:value="3130.45" calcext:value-type="float">
            <text:p>3130</text:p>
          </table:table-cell>
          <table:table-cell office:value-type="float" office:value="1971.7" calcext:value-type="float">
            <text:p>1972</text:p>
          </table:table-cell>
          <table:table-cell table:style-name="ce4" office:value-type="float" office:value="-6128.66" calcext:value-type="float">
            <text:p>-6129</text:p>
          </table:table-cell>
          <table:table-cell/>
          <table:table-cell table:style-name="ce4" office:value-type="float" office:value="-7290" calcext:value-type="float">
            <text:p>-7290</text:p>
          </table:table-cell>
          <table:table-cell table:style-name="ce4" office:value-type="float" office:value="7663" calcext:value-type="float">
            <text:p>7663</text:p>
          </table:table-cell>
          <table:table-cell table:style-name="ce4" office:value-type="float" office:value="28420" calcext:value-type="float">
            <text:p>28420</text:p>
          </table:table-cell>
          <table:table-cell table:style-name="ce4" office:value-type="float" office:value="-7918" calcext:value-type="float">
            <text:p>-7918</text:p>
          </table:table-cell>
        </table:table-row>
        <table:table-row table:style-name="ro1">
          <table:table-cell office:value-type="float" office:value="-51477.7" calcext:value-type="float">
            <text:p>-51477.7</text:p>
          </table:table-cell>
          <table:table-cell office:value-type="float" office:value="12105.8" calcext:value-type="float">
            <text:p>12105.8</text:p>
          </table:table-cell>
          <table:table-cell office:value-type="float" office:value="58716.7" calcext:value-type="float">
            <text:p>58716.7</text:p>
          </table:table-cell>
          <table:table-cell office:value-type="float" office:value="72329.2" calcext:value-type="float">
            <text:p>72329.2</text:p>
          </table:table-cell>
          <table:table-cell/>
          <table:table-cell table:style-name="ce4" office:value-type="float" office:value="1959.04" calcext:value-type="float">
            <text:p>1959</text:p>
          </table:table-cell>
          <table:table-cell office:value-type="float" office:value="-12032.2" calcext:value-type="float">
            <text:p>-12032</text:p>
          </table:table-cell>
          <table:table-cell office:value-type="float" office:value="1664.52" calcext:value-type="float">
            <text:p>1665</text:p>
          </table:table-cell>
          <table:table-cell table:style-name="ce4" office:value-type="float" office:value="4837.58" calcext:value-type="float">
            <text:p>4838</text:p>
          </table:table-cell>
          <table:table-cell/>
          <table:table-cell table:style-name="ce4" office:value-type="float" office:value="-1340" calcext:value-type="float">
            <text:p>-1340</text:p>
          </table:table-cell>
          <table:table-cell table:style-name="ce4" office:value-type="float" office:value="3793" calcext:value-type="float">
            <text:p>3793</text:p>
          </table:table-cell>
          <table:table-cell table:style-name="ce4" office:value-type="float" office:value="-4070" calcext:value-type="float">
            <text:p>-4070</text:p>
          </table:table-cell>
          <table:table-cell table:style-name="ce4" office:value-type="float" office:value="-21750" calcext:value-type="float">
            <text:p>-21750</text:p>
          </table:table-cell>
        </table:table-row>
        <table:table-row table:style-name="ro1">
          <table:table-cell office:value-type="float" office:value="196445" calcext:value-type="float">
            <text:p>196445</text:p>
          </table:table-cell>
          <table:table-cell office:value-type="float" office:value="-68235.5" calcext:value-type="float">
            <text:p>-68235.5</text:p>
          </table:table-cell>
          <table:table-cell office:value-type="float" office:value="-275976" calcext:value-type="float">
            <text:p>-275976</text:p>
          </table:table-cell>
          <table:table-cell office:value-type="float" office:value="524395" calcext:value-type="float">
            <text:p>524395</text:p>
          </table:table-cell>
          <table:table-cell/>
          <table:table-cell table:style-name="ce4" office:value-type="float" office:value="-4518.78" calcext:value-type="float">
            <text:p>-4519</text:p>
          </table:table-cell>
          <table:table-cell office:value-type="float" office:value="-137.782" calcext:value-type="float">
            <text:p>-138</text:p>
          </table:table-cell>
          <table:table-cell office:value-type="float" office:value="-8828.38" calcext:value-type="float">
            <text:p>-8828</text:p>
          </table:table-cell>
          <table:table-cell table:style-name="ce4" office:value-type="float" office:value="23879.2" calcext:value-type="float">
            <text:p>23879</text:p>
          </table:table-cell>
          <table:table-cell/>
          <table:table-cell table:style-name="ce4" office:value-type="float" office:value="5340" calcext:value-type="float">
            <text:p>5340</text:p>
          </table:table-cell>
          <table:table-cell table:style-name="ce4" office:value-type="float" office:value="-5215" calcext:value-type="float">
            <text:p>-5215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-4641" calcext:value-type="float">
            <text:p>-4641</text:p>
          </table:table-cell>
        </table:table-row>
        <table:table-row table:style-name="ro1">
          <table:table-cell office:value-type="float" office:value="-212355" calcext:value-type="float">
            <text:p>-212355</text:p>
          </table:table-cell>
          <table:table-cell office:value-type="float" office:value="-220701" calcext:value-type="float">
            <text:p>-220701</text:p>
          </table:table-cell>
          <table:table-cell office:value-type="float" office:value="-91397.6" calcext:value-type="float">
            <text:p>-91397.6</text:p>
          </table:table-cell>
          <table:table-cell office:value-type="float" office:value="341893" calcext:value-type="float">
            <text:p>341893</text:p>
          </table:table-cell>
          <table:table-cell/>
          <table:table-cell table:style-name="ce4" office:value-type="float" office:value="-4553.73" calcext:value-type="float">
            <text:p>-4554</text:p>
          </table:table-cell>
          <table:table-cell office:value-type="float" office:value="9321.43" calcext:value-type="float">
            <text:p>9321</text:p>
          </table:table-cell>
          <table:table-cell office:value-type="float" office:value="2725.55" calcext:value-type="float">
            <text:p>2726</text:p>
          </table:table-cell>
          <table:table-cell table:style-name="ce4" office:value-type="float" office:value="2909.45" calcext:value-type="float">
            <text:p>2909</text:p>
          </table:table-cell>
          <table:table-cell/>
          <table:table-cell table:style-name="ce4" office:value-type="float" office:value="5349" calcext:value-type="float">
            <text:p>5349</text:p>
          </table:table-cell>
          <table:table-cell table:style-name="ce4" office:value-type="float" office:value="-9610" calcext:value-type="float">
            <text:p>-9610</text:p>
          </table:table-cell>
          <table:table-cell table:style-name="ce4" office:value-type="float" office:value="-20330" calcext:value-type="float">
            <text:p>-20330</text:p>
          </table:table-cell>
          <table:table-cell table:style-name="ce4" office:value-type="float" office:value="13310" calcext:value-type="float">
            <text:p>13310</text:p>
          </table:table-cell>
        </table:table-row>
        <table:table-row table:style-name="ro1">
          <table:table-cell office:value-type="float" office:value="899763" calcext:value-type="float">
            <text:p>899763</text:p>
          </table:table-cell>
          <table:table-cell office:value-type="float" office:value="144946" calcext:value-type="float">
            <text:p>144946</text:p>
          </table:table-cell>
          <table:table-cell table:style-name="ce2" office:value-type="float" office:value="-1142400" calcext:value-type="float">
            <text:p>-1.14E+06</text:p>
          </table:table-cell>
          <table:table-cell office:value-type="float" office:value="44070.3" calcext:value-type="float">
            <text:p>44070.3</text:p>
          </table:table-cell>
          <table:table-cell/>
          <table:table-cell table:style-name="ce4" office:value-type="float" office:value="21509.1" calcext:value-type="float">
            <text:p>21509</text:p>
          </table:table-cell>
          <table:table-cell office:value-type="float" office:value="-3860.26" calcext:value-type="float">
            <text:p>-3860</text:p>
          </table:table-cell>
          <table:table-cell office:value-type="float" office:value="-16633.8" calcext:value-type="float">
            <text:p>-16634</text:p>
          </table:table-cell>
          <table:table-cell table:style-name="ce4" office:value-type="float" office:value="424.816" calcext:value-type="float">
            <text:p>425</text:p>
          </table:table-cell>
          <table:table-cell/>
          <table:table-cell table:style-name="ce4" office:value-type="float" office:value="25720" calcext:value-type="float">
            <text:p>25720</text:p>
          </table:table-cell>
          <table:table-cell table:style-name="ce4" office:value-type="float" office:value="-31.75" calcext:value-type="float">
            <text:p>-32</text:p>
          </table:table-cell>
          <table:table-cell table:style-name="ce4" office:value-type="float" office:value="-41250" calcext:value-type="float">
            <text:p>-41250</text:p>
          </table:table-cell>
          <table:table-cell table:style-name="ce4" office:value-type="float" office:value="7490" calcext:value-type="float">
            <text:p>7490</text:p>
          </table:table-cell>
        </table:table-row>
        <table:table-row table:style-name="ro1">
          <table:table-cell table:style-name="ce2" office:value-type="float" office:value="-5960140" calcext:value-type="float">
            <text:p>-5.96E+06</text:p>
          </table:table-cell>
          <table:table-cell office:value-type="float" office:value="-398452" calcext:value-type="float">
            <text:p>-398452</text:p>
          </table:table-cell>
          <table:table-cell table:style-name="ce2" office:value-type="float" office:value="5602880" calcext:value-type="float">
            <text:p>5.60E+06</text:p>
          </table:table-cell>
          <table:table-cell office:value-type="float" office:value="-358109" calcext:value-type="float">
            <text:p>-358109</text:p>
          </table:table-cell>
          <table:table-cell/>
          <table:table-cell table:style-name="ce4" office:value-type="float" office:value="-14496.7" calcext:value-type="float">
            <text:p>-14497</text:p>
          </table:table-cell>
          <table:table-cell office:value-type="float" office:value="-613.776" calcext:value-type="float">
            <text:p>-614</text:p>
          </table:table-cell>
          <table:table-cell office:value-type="float" office:value="15009.4" calcext:value-type="float">
            <text:p>15009</text:p>
          </table:table-cell>
          <table:table-cell table:style-name="ce4" office:value-type="float" office:value="-382.435" calcext:value-type="float">
            <text:p>-382</text:p>
          </table:table-cell>
          <table:table-cell/>
          <table:table-cell table:style-name="ce4" office:value-type="float" office:value="50610" calcext:value-type="float">
            <text:p>50610</text:p>
          </table:table-cell>
          <table:table-cell table:style-name="ce4" office:value-type="float" office:value="1128" calcext:value-type="float">
            <text:p>1128</text:p>
          </table:table-cell>
          <table:table-cell table:style-name="ce4" office:value-type="float" office:value="-45040" calcext:value-type="float">
            <text:p>-45040</text:p>
          </table:table-cell>
          <table:table-cell table:style-name="ce4" office:value-type="float" office:value="2967" calcext:value-type="float">
            <text:p>2967</text:p>
          </table:table-cell>
        </table:table-row>
        <table:table-row table:style-name="ro1">
          <table:table-cell table:style-name="ce2" office:value-type="float" office:value="-5565880" calcext:value-type="float">
            <text:p>-5.57E+06</text:p>
          </table:table-cell>
          <table:table-cell office:value-type="float" office:value="-824199" calcext:value-type="float">
            <text:p>-824199</text:p>
          </table:table-cell>
          <table:table-cell table:style-name="ce2" office:value-type="float" office:value="5861380" calcext:value-type="float">
            <text:p>5.86E+06</text:p>
          </table:table-cell>
          <table:table-cell office:value-type="float" office:value="-687183" calcext:value-type="float">
            <text:p>-687183</text:p>
          </table:table-cell>
          <table:table-cell/>
          <table:table-cell table:style-name="ce4" office:value-type="float" office:value="-42000" calcext:value-type="float">
            <text:p>-42000</text:p>
          </table:table-cell>
          <table:table-cell office:value-type="float" office:value="-3430.12" calcext:value-type="float">
            <text:p>-3430</text:p>
          </table:table-cell>
          <table:table-cell office:value-type="float" office:value="43207.1" calcext:value-type="float">
            <text:p>43207</text:p>
          </table:table-cell>
          <table:table-cell table:style-name="ce4" office:value-type="float" office:value="-634.732" calcext:value-type="float">
            <text:p>-635</text:p>
          </table:table-cell>
          <table:table-cell/>
          <table:table-cell table:style-name="ce4" office:value-type="float" office:value="-43310" calcext:value-type="float">
            <text:p>-43310</text:p>
          </table:table-cell>
          <table:table-cell table:style-name="ce4" office:value-type="float" office:value="460.3" calcext:value-type="float">
            <text:p>460</text:p>
          </table:table-cell>
          <table:table-cell table:style-name="ce4" office:value-type="float" office:value="45370" calcext:value-type="float">
            <text:p>45370</text:p>
          </table:table-cell>
          <table:table-cell table:style-name="ce4" office:value-type="float" office:value="19350" calcext:value-type="float">
            <text:p>19350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te</text:p>
          </table:table-cell>
          <table:table-cell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float" office:value="-9273.46" calcext:value-type="float">
            <text:p>-9273.46</text:p>
          </table:table-cell>
          <table:table-cell office:value-type="float" office:value="175376" calcext:value-type="float">
            <text:p>175376</text:p>
          </table:table-cell>
          <table:table-cell office:value-type="float" office:value="57204.3" calcext:value-type="float">
            <text:p>57204.3</text:p>
          </table:table-cell>
          <table:table-cell office:value-type="float" office:value="163952" calcext:value-type="float">
            <text:p>163952</text:p>
          </table:table-cell>
          <table:table-cell/>
          <table:table-cell table:style-name="ce4" office:value-type="float" office:value="2111.29" calcext:value-type="float">
            <text:p>2111</text:p>
          </table:table-cell>
          <table:table-cell office:value-type="float" office:value="-155.781" calcext:value-type="float">
            <text:p>-156</text:p>
          </table:table-cell>
          <table:table-cell office:value-type="float" office:value="1594.55" calcext:value-type="float">
            <text:p>1595</text:p>
          </table:table-cell>
          <table:table-cell table:style-name="ce4" office:value-type="float" office:value="328.457" calcext:value-type="float">
            <text:p>328</text:p>
          </table:table-cell>
          <table:table-cell/>
          <table:table-cell office:value-type="float" office:value="-2022" calcext:value-type="float">
            <text:p>-2022</text:p>
          </table:table-cell>
          <table:table-cell office:value-type="float" office:value="-119.7" calcext:value-type="float">
            <text:p>-119.7</text:p>
          </table:table-cell>
          <table:table-cell office:value-type="float" office:value="4924" calcext:value-type="float">
            <text:p>4924</text:p>
          </table:table-cell>
          <table:table-cell office:value-type="float" office:value="623.1" calcext:value-type="float">
            <text:p>623.1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wrap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office:value-type="float" office:value="-21018" calcext:value-type="float">
            <text:p>-21018</text:p>
          </table:table-cell>
          <table:table-cell/>
          <table:table-cell office:value-type="float" office:value="5571.85" calcext:value-type="float">
            <text:p>5571.85</text:p>
          </table:table-cell>
          <table:table-cell table:number-columns-repeated="2"/>
          <table:table-cell table:style-name="ce4" office:value-type="float" office:value="981.793" calcext:value-type="float">
            <text:p>982</text:p>
          </table:table-cell>
          <table:table-cell/>
          <table:table-cell office:value-type="float" office:value="1180.96" calcext:value-type="float">
            <text:p>1181</text:p>
          </table:table-cell>
          <table:table-cell table:style-name="ce4"/>
          <table:table-cell/>
          <table:table-cell table:style-name="ce4" office:value-type="float" office:value="-689" calcext:value-type="float">
            <text:p>-689</text:p>
          </table:table-cell>
          <table:table-cell table:style-name="ce4"/>
          <table:table-cell table:style-name="ce4" office:value-type="float" office:value="-151.1" calcext:value-type="float">
            <text:p>-151</text:p>
          </table:table-cell>
          <table:table-cell/>
        </table:table-row>
        <table:table-row table:style-name="ro1">
          <table:table-cell office:value-type="float" office:value="21331.3" calcext:value-type="float">
            <text:p>21331.3</text:p>
          </table:table-cell>
          <table:table-cell/>
          <table:table-cell office:value-type="float" office:value="-33661.8" calcext:value-type="float">
            <text:p>-33661.8</text:p>
          </table:table-cell>
          <table:table-cell table:number-columns-repeated="2"/>
          <table:table-cell table:style-name="ce4" office:value-type="float" office:value="-1814.52" calcext:value-type="float">
            <text:p>-1815</text:p>
          </table:table-cell>
          <table:table-cell/>
          <table:table-cell office:value-type="float" office:value="-2511.87" calcext:value-type="float">
            <text:p>-2512</text:p>
          </table:table-cell>
          <table:table-cell table:style-name="ce4"/>
          <table:table-cell/>
          <table:table-cell table:style-name="ce4" office:value-type="float" office:value="707.4" calcext:value-type="float">
            <text:p>707</text:p>
          </table:table-cell>
          <table:table-cell table:style-name="ce4"/>
          <table:table-cell table:style-name="ce4" office:value-type="float" office:value="35.03" calcext:value-type="float">
            <text:p>35</text:p>
          </table:table-cell>
          <table:table-cell/>
        </table:table-row>
        <table:table-row table:style-name="ro1">
          <table:table-cell office:value-type="float" office:value="56036.6" calcext:value-type="float">
            <text:p>56036.6</text:p>
          </table:table-cell>
          <table:table-cell/>
          <table:table-cell office:value-type="float" office:value="65963.5" calcext:value-type="float">
            <text:p>65963.5</text:p>
          </table:table-cell>
          <table:table-cell table:number-columns-repeated="2"/>
          <table:table-cell table:style-name="ce4" office:value-type="float" office:value="1092.01" calcext:value-type="float">
            <text:p>1092</text:p>
          </table:table-cell>
          <table:table-cell/>
          <table:table-cell office:value-type="float" office:value="1139.95" calcext:value-type="float">
            <text:p>1140</text:p>
          </table:table-cell>
          <table:table-cell table:style-name="ce4"/>
          <table:table-cell/>
          <table:table-cell table:style-name="ce4" office:value-type="float" office:value="760.6" calcext:value-type="float">
            <text:p>761</text:p>
          </table:table-cell>
          <table:table-cell table:style-name="ce4"/>
          <table:table-cell table:style-name="ce4"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-127130" calcext:value-type="float">
            <text:p>-127130</text:p>
          </table:table-cell>
          <table:table-cell/>
          <table:table-cell office:value-type="float" office:value="-96751.8" calcext:value-type="float">
            <text:p>-96751.8</text:p>
          </table:table-cell>
          <table:table-cell table:number-columns-repeated="2"/>
          <table:table-cell table:style-name="ce4" office:value-type="float" office:value="-878.766" calcext:value-type="float">
            <text:p>-879</text:p>
          </table:table-cell>
          <table:table-cell/>
          <table:table-cell office:value-type="float" office:value="-861.434" calcext:value-type="float">
            <text:p>-861</text:p>
          </table:table-cell>
          <table:table-cell table:style-name="ce4"/>
          <table:table-cell/>
          <table:table-cell table:style-name="ce4" office:value-type="float" office:value="-1349" calcext:value-type="float">
            <text:p>-1349</text:p>
          </table:table-cell>
          <table:table-cell table:style-name="ce4"/>
          <table:table-cell table:style-name="ce4" office:value-type="float" office:value="-1918" calcext:value-type="float">
            <text:p>-191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table:style-name="ce2" office:value-type="float" office:value="80820" calcext:value-type="float">
            <text:p>8.08E+04</text:p>
          </table:table-cell>
          <table:table-cell table:number-columns-repeated="3"/>
          <table:table-cell office:value-type="string" calcext:value-type="string">
            <text:p>Objective</text:p>
          </table:table-cell>
          <table:table-cell table:style-name="ce5" office:value-type="float" office:value="647.1" calcext:value-type="float">
            <text:p>647.1</text:p>
          </table:table-cell>
          <table:table-cell table:style-name="ce6" office:value-type="string" calcext:value-type="string">
            <text:p>* <text:s/>123.97</text:p>
          </table:table-cell>
          <table:table-cell table:formula="of:=&quot;=80219&quot;" office:value-type="string" office:string-value="=80219" calcext:value-type="string">
            <text:p>=80219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rap 4 -0.02</text:p>
          </table:table-cell>
          <table:table-cell table:style-name="ce2" office:value-type="float" office:value="72660" calcext:value-type="float">
            <text:p>7.27E+04</text:p>
          </table:table-cell>
          <table:table-cell office:value-type="string" calcext:value-type="string">
            <text:p>opposite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rap 3 -0.02</text:p>
          </table:table-cell>
          <table:table-cell table:style-name="ce2" office:value-type="float" office:value="87170" calcext:value-type="float">
            <text:p>8.72E+04</text:p>
          </table:table-cell>
          <table:table-cell office:value-type="string" calcext:value-type="string">
            <text:p>opposite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rap 2 h -0.02</text:p>
          </table:table-cell>
          <table:table-cell table:style-name="ce2" office:value-type="float" office:value="81000" calcext:value-type="float">
            <text:p>8.10E+04</text:p>
          </table:table-cell>
          <table:table-cell office:value-type="string" calcext:value-type="string">
            <text:p>opposite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rap 2 s -0.02</text:p>
          </table:table-cell>
          <table:table-cell table:style-name="ce2" office:value-type="float" office:value="80920" calcext:value-type="float">
            <text:p>8.09E+04</text:p>
          </table:table-cell>
          <table:table-cell office:value-type="string" calcext:value-type="string">
            <text:p>correct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rap 1 h +0.01</text:p>
          </table:table-cell>
          <table:table-cell table:style-name="ce2" office:value-type="float" office:value="80800" calcext:value-type="float">
            <text:p>8.08E+04</text:p>
          </table:table-cell>
          <table:table-cell office:value-type="string" calcext:value-type="string">
            <text:p>correct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Wrap 1 s -0.02</text:p>
          </table:table-cell>
          <table:table-cell table:style-name="ce2" office:value-type="float" office:value="81170" calcext:value-type="float">
            <text:p>8.12E+04</text:p>
          </table:table-cell>
          <table:table-cell office:value-type="string" calcext:value-type="string">
            <text:p>opposite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e h + 0.01</text:p>
          </table:table-cell>
          <table:table-cell table:style-name="ce2" office:value-type="float" office:value="79010" calcext:value-type="float">
            <text:p>7.90E+04</text:p>
          </table:table-cell>
          <table:table-cell office:value-type="string" calcext:value-type="string">
            <text:p>correct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e s - 0.01</text:p>
          </table:table-cell>
          <table:table-cell table:style-name="ce2" office:value-type="float" office:value="81750" calcext:value-type="float">
            <text:p>8.18E+04</text:p>
          </table:table-cell>
          <table:table-cell office:value-type="string" calcext:value-type="string">
            <text:p>opposite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</table:table>
      <table:table table:name="torque" table:style-name="ta1"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row table:style-name="ro1">
          <table:table-cell table:style-name="Default" office:value-type="string" calcext:value-type="string">
            <text:p>pressure and shear</text:p>
          </table:table-cell>
          <table:table-cell table:style-name="Default"/>
          <table:table-cell/>
          <table:table-cell table:style-name="Default" office:value-type="string" calcext:value-type="string">
            <text:p>angular momentum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alue</text:p>
          </table:table-cell>
          <table:table-cell table:style-name="ce8" office:value-type="float" office:value="-5.904" calcext:value-type="float">
            <text:p>-5.904</text:p>
          </table:table-cell>
          <table:table-cell/>
          <table:table-cell table:style-name="Default" office:value-type="string" calcext:value-type="string">
            <text:p>value</text:p>
          </table:table-cell>
          <table:table-cell table:style-name="Default" office:value-type="float" office:value="-5.946" calcext:value-type="float">
            <text:p>-5.946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fdx</text:p>
          </table:table-cell>
          <table:table-cell table:style-name="Default" office:value-type="string" calcext:value-type="string">
            <text:p>DfDx</text:p>
          </table:table-cell>
          <table:table-cell/>
          <table:table-cell table:style-name="Default" office:value-type="string" calcext:value-type="string">
            <text:p>dfdx</text:p>
          </table:table-cell>
          <table:table-cell table:style-name="Default" office:value-type="string" calcext:value-type="string">
            <text:p>DfDx</text:p>
          </table:table-cell>
        </table:table-row>
        <table:table-row table:style-name="ro1">
          <table:table-cell office:value-type="float" office:value="13.1" calcext:value-type="float">
            <text:p>13.10</text:p>
          </table:table-cell>
          <table:table-cell office:value-type="float" office:value="10.8784" calcext:value-type="float">
            <text:p>10.88</text:p>
          </table:table-cell>
          <table:table-cell/>
          <table:table-cell office:value-type="float" office:value="-7.82645" calcext:value-type="float">
            <text:p>-7.83</text:p>
          </table:table-cell>
          <table:table-cell office:value-type="float" office:value="-42.5601354" calcext:value-type="float">
            <text:p>-42.56</text:p>
          </table:table-cell>
        </table:table-row>
        <table:table-row table:style-name="ro1">
          <table:table-cell office:value-type="float" office:value="0.2478" calcext:value-type="float">
            <text:p>0.25</text:p>
          </table:table-cell>
          <table:table-cell office:value-type="float" office:value="0.49397" calcext:value-type="float">
            <text:p>0.49</text:p>
          </table:table-cell>
          <table:table-cell/>
          <table:table-cell office:value-type="float" office:value="-0.1982036" calcext:value-type="float">
            <text:p>-0.20</text:p>
          </table:table-cell>
          <table:table-cell office:value-type="float" office:value="-0.499552832" calcext:value-type="float">
            <text:p>-0.50</text:p>
          </table:table-cell>
        </table:table-row>
        <table:table-row table:style-name="ro1">
          <table:table-cell office:value-type="float" office:value="0.4003" calcext:value-type="float">
            <text:p>0.40</text:p>
          </table:table-cell>
          <table:table-cell office:value-type="float" office:value="0.355974" calcext:value-type="float">
            <text:p>0.36</text:p>
          </table:table-cell>
          <table:table-cell/>
          <table:table-cell office:value-type="float" office:value="-0.5985988" calcext:value-type="float">
            <text:p>-0.60</text:p>
          </table:table-cell>
          <table:table-cell office:value-type="float" office:value="1.32711667" calcext:value-type="float">
            <text:p>1.33</text:p>
          </table:table-cell>
        </table:table-row>
        <table:table-row table:style-name="ro1">
          <table:table-cell office:value-type="float" office:value="0.9545" calcext:value-type="float">
            <text:p>0.95</text:p>
          </table:table-cell>
          <table:table-cell office:value-type="float" office:value="0.381154" calcext:value-type="float">
            <text:p>0.38</text:p>
          </table:table-cell>
          <table:table-cell/>
          <table:table-cell office:value-type="float" office:value="-0.2517425" calcext:value-type="float">
            <text:p>-0.25</text:p>
          </table:table-cell>
          <table:table-cell office:value-type="float" office:value="-1.61967635" calcext:value-type="float">
            <text:p>-1.62</text:p>
          </table:table-cell>
        </table:table-row>
        <table:table-row table:style-name="ro1">
          <table:table-cell office:value-type="float" office:value="-3.425" calcext:value-type="float">
            <text:p>-3.43</text:p>
          </table:table-cell>
          <table:table-cell office:value-type="float" office:value="-2.90345" calcext:value-type="float">
            <text:p>-2.90</text:p>
          </table:table-cell>
          <table:table-cell/>
          <table:table-cell office:value-type="float" office:value="3.503458" calcext:value-type="float">
            <text:p>3.50</text:p>
          </table:table-cell>
          <table:table-cell office:value-type="float" office:value="0.358315818" calcext:value-type="float">
            <text:p>0.36</text:p>
          </table:table-cell>
        </table:table-row>
        <table:table-row table:style-name="ro1">
          <table:table-cell office:value-type="float" office:value="6.318" calcext:value-type="float">
            <text:p>6.32</text:p>
          </table:table-cell>
          <table:table-cell office:value-type="float" office:value="5.38116" calcext:value-type="float">
            <text:p>5.38</text:p>
          </table:table-cell>
          <table:table-cell/>
          <table:table-cell office:value-type="float" office:value="-5.165457" calcext:value-type="float">
            <text:p>-5.17</text:p>
          </table:table-cell>
          <table:table-cell office:value-type="float" office:value="-21.4037954" calcext:value-type="float">
            <text:p>-21.40</text:p>
          </table:table-cell>
        </table:table-row>
        <table:table-row table:style-name="ro1">
          <table:table-cell office:value-type="float" office:value="-18.63" calcext:value-type="float">
            <text:p>-18.63</text:p>
          </table:table-cell>
          <table:table-cell office:value-type="float" office:value="-18.3323" calcext:value-type="float">
            <text:p>-18.33</text:p>
          </table:table-cell>
          <table:table-cell/>
          <table:table-cell office:value-type="float" office:value="2.549329" calcext:value-type="float">
            <text:p>2.55</text:p>
          </table:table-cell>
          <table:table-cell office:value-type="float" office:value="51.9054152" calcext:value-type="float">
            <text:p>51.91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15.4526" calcext:value-type="float">
            <text:p>15.45</text:p>
          </table:table-cell>
          <table:table-cell/>
          <table:table-cell office:value-type="float" office:value="-4.793576" calcext:value-type="float">
            <text:p>-4.79</text:p>
          </table:table-cell>
          <table:table-cell office:value-type="float" office:value="-14.1412486" calcext:value-type="float">
            <text:p>-14.14</text:p>
          </table:table-cell>
        </table:table-row>
        <table:table-row table:style-name="ro1">
          <table:table-cell office:value-type="float" office:value="-167.9" calcext:value-type="float">
            <text:p>-167.90</text:p>
          </table:table-cell>
          <table:table-cell office:value-type="float" office:value="-161.774" calcext:value-type="float">
            <text:p>-161.77</text:p>
          </table:table-cell>
          <table:table-cell/>
          <table:table-cell office:value-type="float" office:value="1.750732" calcext:value-type="float">
            <text:p>1.75</text:p>
          </table:table-cell>
          <table:table-cell office:value-type="float" office:value="-115.210329" calcext:value-type="float">
            <text:p>-115.21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12.894" calcext:value-type="float">
            <text:p>12.89</text:p>
          </table:table-cell>
          <table:table-cell/>
          <table:table-cell office:value-type="float" office:value="0.8149478" calcext:value-type="float">
            <text:p>0.81</text:p>
          </table:table-cell>
          <table:table-cell office:value-type="float" office:value="-7.51916463" calcext:value-type="float">
            <text:p>-7.52</text:p>
          </table:table-cell>
        </table:table-row>
        <table:table-row table:style-name="ro1">
          <table:table-cell office:value-type="float" office:value="-72.98" calcext:value-type="float">
            <text:p>-72.98</text:p>
          </table:table-cell>
          <table:table-cell office:value-type="float" office:value="-72.003" calcext:value-type="float">
            <text:p>-72.00</text:p>
          </table:table-cell>
          <table:table-cell/>
          <table:table-cell office:value-type="float" office:value="-0.9251163" calcext:value-type="float">
            <text:p>-0.93</text:p>
          </table:table-cell>
          <table:table-cell office:value-type="float" office:value="644.37107" calcext:value-type="float">
            <text:p>644.37</text:p>
          </table:table-cell>
        </table:table-row>
        <table:table-row table:style-name="ro1">
          <table:table-cell office:value-type="float" office:value="0.2202" calcext:value-type="float">
            <text:p>0.22</text:p>
          </table:table-cell>
          <table:table-cell office:value-type="float" office:value="0.000422433" calcext:value-type="float">
            <text:p>0.00</text:p>
          </table:table-cell>
          <table:table-cell/>
          <table:table-cell office:value-type="float" office:value="-0.4612122" calcext:value-type="float">
            <text:p>-0.46</text:p>
          </table:table-cell>
          <table:table-cell office:value-type="float" office:value="41.2206659" calcext:value-type="float">
            <text:p>41.22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22.8115" calcext:value-type="float">
            <text:p>22.81</text:p>
          </table:table-cell>
          <table:table-cell/>
          <table:table-cell office:value-type="float" office:value="-529.7061" calcext:value-type="float">
            <text:p>-529.71</text:p>
          </table:table-cell>
          <table:table-cell office:value-type="float" office:value="85.8045119" calcext:value-type="float">
            <text:p>85.80</text:p>
          </table:table-cell>
        </table:table-row>
        <table:table-row table:style-name="ro1">
          <table:table-cell office:value-type="float" office:value="-35.44" calcext:value-type="float">
            <text:p>-35.44</text:p>
          </table:table-cell>
          <table:table-cell office:value-type="float" office:value="-33.0584" calcext:value-type="float">
            <text:p>-33.06</text:p>
          </table:table-cell>
          <table:table-cell/>
          <table:table-cell office:value-type="float" office:value="-133.4983" calcext:value-type="float">
            <text:p>-133.50</text:p>
          </table:table-cell>
          <table:table-cell office:value-type="float" office:value="-12.9503321" calcext:value-type="float">
            <text:p>-12.95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3.1674" calcext:value-type="float">
            <text:p>13.17</text:p>
          </table:table-cell>
          <table:table-cell/>
          <table:table-cell office:value-type="float" office:value="-7.495446" calcext:value-type="float">
            <text:p>-7.50</text:p>
          </table:table-cell>
          <table:table-cell office:value-type="float" office:value="-55.9614106" calcext:value-type="float">
            <text:p>-55.96</text:p>
          </table:table-cell>
        </table:table-row>
        <table:table-row table:style-name="ro1">
          <table:table-cell office:value-type="float" office:value="-5.18" calcext:value-type="float">
            <text:p>-5.18</text:p>
          </table:table-cell>
          <table:table-cell office:value-type="float" office:value="-9.61864" calcext:value-type="float">
            <text:p>-9.62</text:p>
          </table:table-cell>
          <table:table-cell/>
          <table:table-cell office:value-type="float" office:value="1.958108" calcext:value-type="float">
            <text:p>1.96</text:p>
          </table:table-cell>
          <table:table-cell office:value-type="float" office:value="14.5221026" calcext:value-type="float">
            <text:p>14.52</text:p>
          </table:table-cell>
        </table:table-row>
        <table:table-row table:style-name="ro1">
          <table:table-cell office:value-type="float" office:value="0.2477" calcext:value-type="float">
            <text:p>0.25</text:p>
          </table:table-cell>
          <table:table-cell office:value-type="float" office:value="1.33633" calcext:value-type="float">
            <text:p>1.34</text:p>
          </table:table-cell>
          <table:table-cell/>
          <table:table-cell office:value-type="float" office:value="-0.940171" calcext:value-type="float">
            <text:p>-0.94</text:p>
          </table:table-cell>
          <table:table-cell office:value-type="float" office:value="-5.67334874" calcext:value-type="float">
            <text:p>-5.67</text:p>
          </table:table-cell>
        </table:table-row>
        <table:table-row table:style-name="ro1">
          <table:table-cell office:value-type="float" office:value="2.803" calcext:value-type="float">
            <text:p>2.80</text:p>
          </table:table-cell>
          <table:table-cell office:value-type="float" office:value="8.06809" calcext:value-type="float">
            <text:p>8.07</text:p>
          </table:table-cell>
          <table:table-cell/>
          <table:table-cell office:value-type="float" office:value="-1.223319" calcext:value-type="float">
            <text:p>-1.22</text:p>
          </table:table-cell>
          <table:table-cell office:value-type="float" office:value="-11.5584204" calcext:value-type="float">
            <text:p>-11.56</text:p>
          </table:table-cell>
        </table:table-row>
        <table:table-row table:style-name="ro1">
          <table:table-cell office:value-type="float" office:value="-1.392" calcext:value-type="float">
            <text:p>-1.39</text:p>
          </table:table-cell>
          <table:table-cell office:value-type="float" office:value="-1.01002" calcext:value-type="float">
            <text:p>-1.01</text:p>
          </table:table-cell>
          <table:table-cell/>
          <table:table-cell office:value-type="float" office:value="4.150511" calcext:value-type="float">
            <text:p>4.15</text:p>
          </table:table-cell>
          <table:table-cell office:value-type="float" office:value="22.879156" calcext:value-type="float">
            <text:p>22.88</text:p>
          </table:table-cell>
        </table:table-row>
        <table:table-row table:style-name="ro1">
          <table:table-cell office:value-type="float" office:value="5.962" calcext:value-type="float">
            <text:p>5.96</text:p>
          </table:table-cell>
          <table:table-cell office:value-type="float" office:value="4.42629" calcext:value-type="float">
            <text:p>4.43</text:p>
          </table:table-cell>
          <table:table-cell/>
          <table:table-cell office:value-type="float" office:value="-8.563233" calcext:value-type="float">
            <text:p>-8.56</text:p>
          </table:table-cell>
          <table:table-cell office:value-type="float" office:value="-40.4761063" calcext:value-type="float">
            <text:p>-40.48</text:p>
          </table:table-cell>
        </table:table-row>
        <table:table-row table:style-name="ro1">
          <table:table-cell office:value-type="float" office:value="37.07" calcext:value-type="float">
            <text:p>37.07</text:p>
          </table:table-cell>
          <table:table-cell office:value-type="float" office:value="36.8322" calcext:value-type="float">
            <text:p>36.83</text:p>
          </table:table-cell>
          <table:table-cell/>
          <table:table-cell office:value-type="float" office:value="-1.450635" calcext:value-type="float">
            <text:p>-1.45</text:p>
          </table:table-cell>
          <table:table-cell office:value-type="float" office:value="-3.89322518" calcext:value-type="float">
            <text:p>-3.89</text:p>
          </table:table-cell>
        </table:table-row>
        <table:table-row table:style-name="ro1">
          <table:table-cell office:value-type="float" office:value="-26.91" calcext:value-type="float">
            <text:p>-26.91</text:p>
          </table:table-cell>
          <table:table-cell office:value-type="float" office:value="-26.921" calcext:value-type="float">
            <text:p>-26.92</text:p>
          </table:table-cell>
          <table:table-cell/>
          <table:table-cell office:value-type="float" office:value="-1.811549" calcext:value-type="float">
            <text:p>-1.81</text:p>
          </table:table-cell>
          <table:table-cell office:value-type="float" office:value="-24.6033678" calcext:value-type="float">
            <text:p>-24.60</text:p>
          </table:table-cell>
        </table:table-row>
        <table:table-row table:style-name="ro1">
          <table:table-cell office:value-type="float" office:value="148.5" calcext:value-type="float">
            <text:p>148.50</text:p>
          </table:table-cell>
          <table:table-cell office:value-type="float" office:value="143.882" calcext:value-type="float">
            <text:p>143.88</text:p>
          </table:table-cell>
          <table:table-cell/>
          <table:table-cell office:value-type="float" office:value="6.250193" calcext:value-type="float">
            <text:p>6.25</text:p>
          </table:table-cell>
          <table:table-cell office:value-type="float" office:value="142.704598" calcext:value-type="float">
            <text:p>142.70</text:p>
          </table:table-cell>
        </table:table-row>
        <table:table-row table:style-name="ro1">
          <table:table-cell office:value-type="float" office:value="-24.12" calcext:value-type="float">
            <text:p>-24.12</text:p>
          </table:table-cell>
          <table:table-cell office:value-type="float" office:value="-23.3054" calcext:value-type="float">
            <text:p>-23.31</text:p>
          </table:table-cell>
          <table:table-cell/>
          <table:table-cell office:value-type="float" office:value="0.2659996" calcext:value-type="float">
            <text:p>0.27</text:p>
          </table:table-cell>
          <table:table-cell office:value-type="float" office:value="-8.63294324" calcext:value-type="float">
            <text:p>-8.63</text:p>
          </table:table-cell>
        </table:table-row>
        <table:table-row table:style-name="ro1">
          <table:table-cell office:value-type="float" office:value="49.87" calcext:value-type="float">
            <text:p>49.87</text:p>
          </table:table-cell>
          <table:table-cell office:value-type="float" office:value="44.9714" calcext:value-type="float">
            <text:p>44.97</text:p>
          </table:table-cell>
          <table:table-cell/>
          <table:table-cell office:value-type="float" office:value="0.985036" calcext:value-type="float">
            <text:p>0.99</text:p>
          </table:table-cell>
          <table:table-cell office:value-type="float" office:value="-616.422169" calcext:value-type="float">
            <text:p>-616.42</text:p>
          </table:table-cell>
        </table:table-row>
        <table:table-row table:style-name="ro1">
          <table:table-cell office:value-type="float" office:value="-3.326" calcext:value-type="float">
            <text:p>-3.33</text:p>
          </table:table-cell>
          <table:table-cell office:value-type="float" office:value="-2.96087" calcext:value-type="float">
            <text:p>-2.96</text:p>
          </table:table-cell>
          <table:table-cell/>
          <table:table-cell office:value-type="float" office:value="-0.4849408" calcext:value-type="float">
            <text:p>-0.48</text:p>
          </table:table-cell>
          <table:table-cell office:value-type="float" office:value="39.8328419" calcext:value-type="float">
            <text:p>39.83</text:p>
          </table:table-cell>
        </table:table-row>
        <table:table-row table:style-name="ro1">
          <table:table-cell office:value-type="float" office:value="-17.17" calcext:value-type="float">
            <text:p>-17.17</text:p>
          </table:table-cell>
          <table:table-cell office:value-type="float" office:value="-18.1662" calcext:value-type="float">
            <text:p>-18.17</text:p>
          </table:table-cell>
          <table:table-cell/>
          <table:table-cell office:value-type="float" office:value="529.8058" calcext:value-type="float">
            <text:p>529.81</text:p>
          </table:table-cell>
          <table:table-cell office:value-type="float" office:value="-109.723838" calcext:value-type="float">
            <text:p>-109.72</text:p>
          </table:table-cell>
        </table:table-row>
        <table:table-row table:style-name="ro1">
          <table:table-cell office:value-type="float" office:value="-34.79" calcext:value-type="float">
            <text:p>-34.79</text:p>
          </table:table-cell>
          <table:table-cell office:value-type="float" office:value="-40.6255" calcext:value-type="float">
            <text:p>-40.63</text:p>
          </table:table-cell>
          <table:table-cell/>
          <table:table-cell office:value-type="float" office:value="-128.8124" calcext:value-type="float">
            <text:p>-128.81</text:p>
          </table:table-cell>
          <table:table-cell office:value-type="float" office:value="-20.3346126" calcext:value-type="float">
            <text:p>-20.33</text:p>
          </table:table-cell>
        </table:table-row>
        <table:table-row table:style-name="ro1">
          <table:table-cell office:value-type="float" office:value="7.363" calcext:value-type="float">
            <text:p>7.36</text:p>
          </table:table-cell>
          <table:table-cell office:value-type="float" office:value="6.2863" calcext:value-type="float">
            <text:p>6.29</text:p>
          </table:table-cell>
          <table:table-cell/>
          <table:table-cell office:value-type="float" office:value="-7.715783" calcext:value-type="float">
            <text:p>-7.72</text:p>
          </table:table-cell>
          <table:table-cell office:value-type="float" office:value="-7.84384765" calcext:value-type="float">
            <text:p>-7.84</text:p>
          </table:table-cell>
        </table:table-row>
        <table:table-row table:style-name="ro1">
          <table:table-cell office:value-type="float" office:value="-11.25" calcext:value-type="float">
            <text:p>-11.25</text:p>
          </table:table-cell>
          <table:table-cell office:value-type="float" office:value="-9.30124" calcext:value-type="float">
            <text:p>-9.30</text:p>
          </table:table-cell>
          <table:table-cell/>
          <table:table-cell office:value-type="float" office:value="17.66684" calcext:value-type="float">
            <text:p>17.67</text:p>
          </table:table-cell>
          <table:table-cell office:value-type="float" office:value="-14.4029611" calcext:value-type="float">
            <text:p>-14.40</text:p>
          </table:table-cell>
        </table:table-row>
        <table:table-row table:style-name="ro1">
          <table:table-cell office:value-type="float" office:value="3.581" calcext:value-type="float">
            <text:p>3.58</text:p>
          </table:table-cell>
          <table:table-cell office:value-type="float" office:value="4.14165" calcext:value-type="float">
            <text:p>4.14</text:p>
          </table:table-cell>
          <table:table-cell/>
          <table:table-cell office:value-type="float" office:value="-6.646002" calcext:value-type="float">
            <text:p>-6.65</text:p>
          </table:table-cell>
          <table:table-cell office:value-type="float" office:value="-7.35597567" calcext:value-type="float">
            <text:p>-7.36</text:p>
          </table:table-cell>
        </table:table-row>
        <table:table-row table:style-name="ro1">
          <table:table-cell office:value-type="float" office:value="-2.471" calcext:value-type="float">
            <text:p>-2.47</text:p>
          </table:table-cell>
          <table:table-cell office:value-type="float" office:value="-3.62289" calcext:value-type="float">
            <text:p>-3.62</text:p>
          </table:table-cell>
          <table:table-cell/>
          <table:table-cell office:value-type="float" office:value="13.37974" calcext:value-type="float">
            <text:p>13.38</text:p>
          </table:table-cell>
          <table:table-cell office:value-type="float" office:value="-13.1381669" calcext:value-type="float">
            <text:p>-13.14</text:p>
          </table:table-cell>
        </table:table-row>
        <table:table-row table:style-name="ro1">
          <table:table-cell office:value-type="float" office:value="-0.01021" calcext:value-type="float">
            <text:p>-0.01</text:p>
          </table:table-cell>
          <table:table-cell office:value-type="float" office:value="-0.00772538" calcext:value-type="float">
            <text:p>-0.01</text:p>
          </table:table-cell>
          <table:table-cell/>
          <table:table-cell office:value-type="float" office:value="-0.2322013" calcext:value-type="float">
            <text:p>-0.23</text:p>
          </table:table-cell>
          <table:table-cell office:value-type="float" office:value="-0.268021516" calcext:value-type="float">
            <text:p>-0.27</text:p>
          </table:table-cell>
        </table:table-row>
        <table:table-row table:style-name="ro1">
          <table:table-cell office:value-type="float" office:value="-0.9203" calcext:value-type="float">
            <text:p>-0.92</text:p>
          </table:table-cell>
          <table:table-cell office:value-type="float" office:value="-0.818971" calcext:value-type="float">
            <text:p>-0.82</text:p>
          </table:table-cell>
          <table:table-cell/>
          <table:table-cell office:value-type="float" office:value="2.371863" calcext:value-type="float">
            <text:p>2.37</text:p>
          </table:table-cell>
          <table:table-cell office:value-type="float" office:value="2.46060597" calcext:value-type="float">
            <text:p>2.46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office:value-type="float" office:value="2.05111" calcext:value-type="float">
            <text:p>2.05</text:p>
          </table:table-cell>
          <table:table-cell/>
          <table:table-cell office:value-type="float" office:value="-13.93806" calcext:value-type="float">
            <text:p>-13.94</text:p>
          </table:table-cell>
          <table:table-cell office:value-type="float" office:value="-12.3288023" calcext:value-type="float">
            <text:p>-12.33</text:p>
          </table:table-cell>
        </table:table-row>
        <table:table-row table:style-name="ro1">
          <table:table-cell office:value-type="float" office:value="-7.302" calcext:value-type="float">
            <text:p>-7.30</text:p>
          </table:table-cell>
          <table:table-cell office:value-type="float" office:value="-4.88057" calcext:value-type="float">
            <text:p>-4.88</text:p>
          </table:table-cell>
          <table:table-cell/>
          <table:table-cell office:value-type="float" office:value="23.26998" calcext:value-type="float">
            <text:p>23.27</text:p>
          </table:table-cell>
          <table:table-cell office:value-type="float" office:value="22.7956074" calcext:value-type="float">
            <text:p>22.8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363167" calcext:value-type="float">
            <text:p>0.04</text:p>
          </table:table-cell>
          <table:table-cell/>
          <table:table-cell office:value-type="float" office:value="-0.4359881" calcext:value-type="float">
            <text:p>-0.44</text:p>
          </table:table-cell>
          <table:table-cell office:value-type="float" office:value="-0.071753093" calcext:value-type="float">
            <text:p>-0.07</text:p>
          </table:table-cell>
        </table:table-row>
        <table:table-row table:style-name="ro1">
          <table:table-cell office:value-type="float" office:value="1.059" calcext:value-type="float">
            <text:p>1.06</text:p>
          </table:table-cell>
          <table:table-cell office:value-type="float" office:value="0.853463" calcext:value-type="float">
            <text:p>0.85</text:p>
          </table:table-cell>
          <table:table-cell/>
          <table:table-cell office:value-type="float" office:value="3.326989" calcext:value-type="float">
            <text:p>3.33</text:p>
          </table:table-cell>
          <table:table-cell office:value-type="float" office:value="3.23214439" calcext:value-type="float">
            <text:p>3.23</text:p>
          </table:table-cell>
        </table:table-row>
        <table:table-row table:style-name="ro1">
          <table:table-cell office:value-type="float" office:value="-4.477" calcext:value-type="float">
            <text:p>-4.48</text:p>
          </table:table-cell>
          <table:table-cell office:value-type="float" office:value="-2.61931" calcext:value-type="float">
            <text:p>-2.62</text:p>
          </table:table-cell>
          <table:table-cell/>
          <table:table-cell office:value-type="float" office:value="-17.17831" calcext:value-type="float">
            <text:p>-17.18</text:p>
          </table:table-cell>
          <table:table-cell office:value-type="float" office:value="-14.0096446" calcext:value-type="float">
            <text:p>-14.01</text:p>
          </table:table-cell>
        </table:table-row>
        <table:table-row table:style-name="ro1">
          <table:table-cell office:value-type="float" office:value="6.702" calcext:value-type="float">
            <text:p>6.70</text:p>
          </table:table-cell>
          <table:table-cell office:value-type="float" office:value="3.82434" calcext:value-type="float">
            <text:p>3.82</text:p>
          </table:table-cell>
          <table:table-cell/>
          <table:table-cell office:value-type="float" office:value="24.11743" calcext:value-type="float">
            <text:p>24.12</text:p>
          </table:table-cell>
          <table:table-cell office:value-type="float" office:value="20.8430826" calcext:value-type="float">
            <text:p>20.84</text:p>
          </table:table-cell>
        </table:table-row>
      </table:table>
      <table:table table:name="mass flow" table:style-name="ta1">
        <table:table-column table:style-name="co1" table:number-columns-repeated="4" table:default-cell-style-name="Default"/>
        <table:table-row table:style-name="ro1">
          <table:table-cell office:value-type="float" office:value="0.0123739" calcext:value-type="float">
            <text:p>0.0123739</text:p>
          </table:table-cell>
          <table:table-cell table:formula="of:=[.A1]*10000000" office:value-type="float" office:value="123739" calcext:value-type="float">
            <text:p>123739</text:p>
          </table:table-cell>
          <table:table-cell/>
          <table:table-cell office:value-type="float" office:value="0.0148577" calcext:value-type="float">
            <text:p>0.0148577</text:p>
          </table:table-cell>
        </table:table-row>
        <table:table-row table:style-name="ro1">
          <table:table-cell office:value-type="float" office:value="-0.00189649" calcext:value-type="float">
            <text:p>-0.00189649</text:p>
          </table:table-cell>
          <table:table-cell table:formula="of:=[.A2]*10000000" office:value-type="float" office:value="-18964.9" calcext:value-type="float">
            <text:p>-18964.9</text:p>
          </table:table-cell>
          <table:table-cell/>
          <table:table-cell office:value-type="float" office:value="-0.0148774" calcext:value-type="float">
            <text:p>-0.0148774</text:p>
          </table:table-cell>
        </table:table-row>
        <table:table-row table:style-name="ro1">
          <table:table-cell office:value-type="float" office:value="-0.000445141" calcext:value-type="float">
            <text:p>-0.000445141</text:p>
          </table:table-cell>
          <table:table-cell table:formula="of:=[.A3]*10000000" office:value-type="float" office:value="-4451.41" calcext:value-type="float">
            <text:p>-4451.41</text:p>
          </table:table-cell>
          <table:table-cell/>
          <table:table-cell office:value-type="float" office:value="0.000352155" calcext:value-type="float">
            <text:p>0.000352155</text:p>
          </table:table-cell>
        </table:table-row>
        <table:table-row table:style-name="ro1">
          <table:table-cell office:value-type="float" office:value="-0.00289167" calcext:value-type="float">
            <text:p>-0.00289167</text:p>
          </table:table-cell>
          <table:table-cell table:formula="of:=[.A4]*10000000" office:value-type="float" office:value="-28916.7" calcext:value-type="float">
            <text:p>-28916.7</text:p>
          </table:table-cell>
          <table:table-cell/>
          <table:table-cell office:value-type="float" office:value="-0.00307434" calcext:value-type="float">
            <text:p>-0.00307434</text:p>
          </table:table-cell>
        </table:table-row>
        <table:table-row table:style-name="ro1">
          <table:table-cell office:value-type="float" office:value="0.00138799" calcext:value-type="float">
            <text:p>0.00138799</text:p>
          </table:table-cell>
          <table:table-cell table:formula="of:=[.A5]*10000000" office:value-type="float" office:value="13879.9" calcext:value-type="float">
            <text:p>13879.9</text:p>
          </table:table-cell>
          <table:table-cell/>
          <table:table-cell office:value-type="float" office:value="-0.00603491" calcext:value-type="float">
            <text:p>-0.00603491</text:p>
          </table:table-cell>
        </table:table-row>
        <table:table-row table:style-name="ro1">
          <table:table-cell office:value-type="float" office:value="0.00351566" calcext:value-type="float">
            <text:p>0.00351566</text:p>
          </table:table-cell>
          <table:table-cell table:formula="of:=[.A6]*10000000" office:value-type="float" office:value="35156.6" calcext:value-type="float">
            <text:p>35156.6</text:p>
          </table:table-cell>
          <table:table-cell/>
          <table:table-cell office:value-type="float" office:value="0.0202746" calcext:value-type="float">
            <text:p>0.0202746</text:p>
          </table:table-cell>
        </table:table-row>
        <table:table-row table:style-name="ro1">
          <table:table-cell office:value-type="float" office:value="-0.011261" calcext:value-type="float">
            <text:p>-0.011261</text:p>
          </table:table-cell>
          <table:table-cell table:formula="of:=[.A7]*10000000" office:value-type="float" office:value="-112610" calcext:value-type="float">
            <text:p>-112610</text:p>
          </table:table-cell>
          <table:table-cell/>
          <table:table-cell office:value-type="float" office:value="-0.033187" calcext:value-type="float">
            <text:p>-0.033187</text:p>
          </table:table-cell>
        </table:table-row>
        <table:table-row table:style-name="ro1">
          <table:table-cell office:value-type="float" office:value="-0.000260805" calcext:value-type="float">
            <text:p>-0.000260805</text:p>
          </table:table-cell>
          <table:table-cell table:formula="of:=[.A8]*10000000" office:value-type="float" office:value="-2608.05" calcext:value-type="float">
            <text:p>-2608.05</text:p>
          </table:table-cell>
          <table:table-cell/>
          <table:table-cell office:value-type="float" office:value="0.0176304" calcext:value-type="float">
            <text:p>0.0176304</text:p>
          </table:table-cell>
        </table:table-row>
        <table:table-row table:style-name="ro1">
          <table:table-cell office:value-type="float" office:value="0.0274614" calcext:value-type="float">
            <text:p>0.0274614</text:p>
          </table:table-cell>
          <table:table-cell table:formula="of:=[.A9]*10000000" office:value-type="float" office:value="274614" calcext:value-type="float">
            <text:p>274614</text:p>
          </table:table-cell>
          <table:table-cell/>
          <table:table-cell office:value-type="float" office:value="-0.069012" calcext:value-type="float">
            <text:p>-0.069012</text:p>
          </table:table-cell>
        </table:table-row>
        <table:table-row table:style-name="ro1">
          <table:table-cell office:value-type="float" office:value="0.00452888" calcext:value-type="float">
            <text:p>0.00452888</text:p>
          </table:table-cell>
          <table:table-cell table:formula="of:=[.A10]*10000000" office:value-type="float" office:value="45288.8" calcext:value-type="float">
            <text:p>45288.8</text:p>
          </table:table-cell>
          <table:table-cell/>
          <table:table-cell office:value-type="float" office:value="0.0125756" calcext:value-type="float">
            <text:p>0.0125756</text:p>
          </table:table-cell>
        </table:table-row>
        <table:table-row table:style-name="ro1">
          <table:table-cell office:value-type="float" office:value="-0.386412" calcext:value-type="float">
            <text:p>-0.386412</text:p>
          </table:table-cell>
          <table:table-cell table:formula="of:=[.A11]*10000000" office:value-type="float" office:value="-3864120" calcext:value-type="float">
            <text:p>-3864120</text:p>
          </table:table-cell>
          <table:table-cell/>
          <table:table-cell office:value-type="float" office:value="-0.662252" calcext:value-type="float">
            <text:p>-0.662252</text:p>
          </table:table-cell>
        </table:table-row>
        <table:table-row table:style-name="ro1">
          <table:table-cell office:value-type="float" office:value="-0.0218844" calcext:value-type="float">
            <text:p>-0.0218844</text:p>
          </table:table-cell>
          <table:table-cell table:formula="of:=[.A12]*10000000" office:value-type="float" office:value="-218844" calcext:value-type="float">
            <text:p>-218844</text:p>
          </table:table-cell>
          <table:table-cell/>
          <table:table-cell office:value-type="float" office:value="-0.0326313" calcext:value-type="float">
            <text:p>-0.0326313</text:p>
          </table:table-cell>
        </table:table-row>
        <table:table-row table:style-name="ro1">
          <table:table-cell office:value-type="float" office:value="0.00785075" calcext:value-type="float">
            <text:p>0.00785075</text:p>
          </table:table-cell>
          <table:table-cell table:formula="of:=[.A13]*10000000" office:value-type="float" office:value="78507.5" calcext:value-type="float">
            <text:p>78507.5</text:p>
          </table:table-cell>
          <table:table-cell/>
          <table:table-cell office:value-type="float" office:value="-0.0294141" calcext:value-type="float">
            <text:p>-0.0294141</text:p>
          </table:table-cell>
        </table:table-row>
        <table:table-row table:style-name="ro1">
          <table:table-cell office:value-type="float" office:value="-0.0707299" calcext:value-type="float">
            <text:p>-0.0707299</text:p>
          </table:table-cell>
          <table:table-cell table:formula="of:=[.A14]*10000000" office:value-type="float" office:value="-707299" calcext:value-type="float">
            <text:p>-707299</text:p>
          </table:table-cell>
          <table:table-cell/>
          <table:table-cell office:value-type="float" office:value="-0.12846" calcext:value-type="float">
            <text:p>-0.12846</text:p>
          </table:table-cell>
        </table:table-row>
        <table:table-row table:style-name="ro1">
          <table:table-cell office:value-type="float" office:value="0.0349518" calcext:value-type="float">
            <text:p>0.0349518</text:p>
          </table:table-cell>
          <table:table-cell table:formula="of:=[.A15]*10000000" office:value-type="float" office:value="349518" calcext:value-type="float">
            <text:p>349518</text:p>
          </table:table-cell>
          <table:table-cell/>
          <table:table-cell office:value-type="float" office:value="0.0643134" calcext:value-type="float">
            <text:p>0.0643134</text:p>
          </table:table-cell>
        </table:table-row>
        <table:table-row table:style-name="ro1">
          <table:table-cell office:value-type="float" office:value="-0.00597296" calcext:value-type="float">
            <text:p>-0.00597296</text:p>
          </table:table-cell>
          <table:table-cell table:formula="of:=[.A16]*10000000" office:value-type="float" office:value="-59729.6" calcext:value-type="float">
            <text:p>-59729.6</text:p>
          </table:table-cell>
          <table:table-cell/>
          <table:table-cell office:value-type="float" office:value="-0.00215898" calcext:value-type="float">
            <text:p>-0.00215898</text:p>
          </table:table-cell>
        </table:table-row>
        <table:table-row table:style-name="ro1">
          <table:table-cell office:value-type="float" office:value="0.00285844" calcext:value-type="float">
            <text:p>0.00285844</text:p>
          </table:table-cell>
          <table:table-cell table:formula="of:=[.A17]*10000000" office:value-type="float" office:value="28584.4" calcext:value-type="float">
            <text:p>28584.4</text:p>
          </table:table-cell>
          <table:table-cell/>
          <table:table-cell office:value-type="float" office:value="0.00454939" calcext:value-type="float">
            <text:p>0.00454939</text:p>
          </table:table-cell>
        </table:table-row>
        <table:table-row table:style-name="ro1">
          <table:table-cell office:value-type="float" office:value="-0.000540499" calcext:value-type="float">
            <text:p>-0.000540499</text:p>
          </table:table-cell>
          <table:table-cell table:formula="of:=[.A18]*10000000" office:value-type="float" office:value="-5404.99" calcext:value-type="float">
            <text:p>-5404.99</text:p>
          </table:table-cell>
          <table:table-cell/>
          <table:table-cell office:value-type="float" office:value="-0.0229746" calcext:value-type="float">
            <text:p>-0.0229746</text:p>
          </table:table-cell>
        </table:table-row>
        <table:table-row table:style-name="ro1">
          <table:table-cell office:value-type="float" office:value="-0.0159323" calcext:value-type="float">
            <text:p>-0.0159323</text:p>
          </table:table-cell>
          <table:table-cell table:formula="of:=[.A19]*10000000" office:value-type="float" office:value="-159323" calcext:value-type="float">
            <text:p>-159323</text:p>
          </table:table-cell>
          <table:table-cell/>
          <table:table-cell office:value-type="float" office:value="-0.0259977" calcext:value-type="float">
            <text:p>-0.0259977</text:p>
          </table:table-cell>
        </table:table-row>
        <table:table-row table:style-name="ro1">
          <table:table-cell office:value-type="float" office:value="0.0294779" calcext:value-type="float">
            <text:p>0.0294779</text:p>
          </table:table-cell>
          <table:table-cell table:formula="of:=[.A20]*10000000" office:value-type="float" office:value="294779" calcext:value-type="float">
            <text:p>294779</text:p>
          </table:table-cell>
          <table:table-cell/>
          <table:table-cell office:value-type="float" office:value="0.0198891" calcext:value-type="float">
            <text:p>0.0198891</text:p>
          </table:table-cell>
        </table:table-row>
        <table:table-row table:style-name="ro1">
          <table:table-cell office:value-type="float" office:value="-0.0152151" calcext:value-type="float">
            <text:p>-0.0152151</text:p>
          </table:table-cell>
          <table:table-cell table:formula="of:=[.A21]*10000000" office:value-type="float" office:value="-152151" calcext:value-type="float">
            <text:p>-152151</text:p>
          </table:table-cell>
          <table:table-cell/>
          <table:table-cell office:value-type="float" office:value="-0.0129872" calcext:value-type="float">
            <text:p>-0.0129872</text:p>
          </table:table-cell>
        </table:table-row>
        <table:table-row table:style-name="ro1">
          <table:table-cell office:value-type="float" office:value="0.0260432" calcext:value-type="float">
            <text:p>0.0260432</text:p>
          </table:table-cell>
          <table:table-cell table:formula="of:=[.A22]*10000000" office:value-type="float" office:value="260432" calcext:value-type="float">
            <text:p>260432</text:p>
          </table:table-cell>
          <table:table-cell/>
          <table:table-cell office:value-type="float" office:value="0.0390718" calcext:value-type="float">
            <text:p>0.0390718</text:p>
          </table:table-cell>
        </table:table-row>
        <table:table-row table:style-name="ro1">
          <table:table-cell office:value-type="float" office:value="-0.0300181" calcext:value-type="float">
            <text:p>-0.0300181</text:p>
          </table:table-cell>
          <table:table-cell table:formula="of:=[.A23]*10000000" office:value-type="float" office:value="-300181" calcext:value-type="float">
            <text:p>-300181</text:p>
          </table:table-cell>
          <table:table-cell/>
          <table:table-cell office:value-type="float" office:value="0.0746566" calcext:value-type="float">
            <text:p>0.0746566</text:p>
          </table:table-cell>
        </table:table-row>
        <table:table-row table:style-name="ro1">
          <table:table-cell office:value-type="float" office:value="-0.00265245" calcext:value-type="float">
            <text:p>-0.00265245</text:p>
          </table:table-cell>
          <table:table-cell table:formula="of:=[.A24]*10000000" office:value-type="float" office:value="-26524.5" calcext:value-type="float">
            <text:p>-26524.5</text:p>
          </table:table-cell>
          <table:table-cell/>
          <table:table-cell office:value-type="float" office:value="-0.0249604" calcext:value-type="float">
            <text:p>-0.0249604</text:p>
          </table:table-cell>
        </table:table-row>
        <table:table-row table:style-name="ro1">
          <table:table-cell office:value-type="float" office:value="0.358574" calcext:value-type="float">
            <text:p>0.358574</text:p>
          </table:table-cell>
          <table:table-cell table:formula="of:=[.A25]*10000000" office:value-type="float" office:value="3585740" calcext:value-type="float">
            <text:p>3585740</text:p>
          </table:table-cell>
          <table:table-cell/>
          <table:table-cell office:value-type="float" office:value="0.608205" calcext:value-type="float">
            <text:p>0.608205</text:p>
          </table:table-cell>
        </table:table-row>
        <table:table-row table:style-name="ro1">
          <table:table-cell office:value-type="float" office:value="-0.0233351" calcext:value-type="float">
            <text:p>-0.0233351</text:p>
          </table:table-cell>
          <table:table-cell table:formula="of:=[.A26]*10000000" office:value-type="float" office:value="-233351" calcext:value-type="float">
            <text:p>-233351</text:p>
          </table:table-cell>
          <table:table-cell/>
          <table:table-cell office:value-type="float" office:value="-0.0398985" calcext:value-type="float">
            <text:p>-0.0398985</text:p>
          </table:table-cell>
        </table:table-row>
        <table:table-row table:style-name="ro1">
          <table:table-cell office:value-type="float" office:value="0.0137506" calcext:value-type="float">
            <text:p>0.0137506</text:p>
          </table:table-cell>
          <table:table-cell table:formula="of:=[.A27]*10000000" office:value-type="float" office:value="137506" calcext:value-type="float">
            <text:p>137506</text:p>
          </table:table-cell>
          <table:table-cell/>
          <table:table-cell office:value-type="float" office:value="0.0717503" calcext:value-type="float">
            <text:p>0.0717503</text:p>
          </table:table-cell>
        </table:table-row>
        <table:table-row table:style-name="ro1">
          <table:table-cell office:value-type="float" office:value="-0.0542796" calcext:value-type="float">
            <text:p>-0.0542796</text:p>
          </table:table-cell>
          <table:table-cell table:formula="of:=[.A28]*10000000" office:value-type="float" office:value="-542796" calcext:value-type="float">
            <text:p>-542796</text:p>
          </table:table-cell>
          <table:table-cell/>
          <table:table-cell office:value-type="float" office:value="-0.0541688" calcext:value-type="float">
            <text:p>-0.0541688</text:p>
          </table:table-cell>
        </table:table-row>
        <table:table-row table:style-name="ro1">
          <table:table-cell office:value-type="float" office:value="-0.000316523" calcext:value-type="float">
            <text:p>-0.000316523</text:p>
          </table:table-cell>
          <table:table-cell table:formula="of:=[.A29]*10000000" office:value-type="float" office:value="-3165.23" calcext:value-type="float">
            <text:p>-3165.23</text:p>
          </table:table-cell>
          <table:table-cell/>
          <table:table-cell office:value-type="float" office:value="-0.000808174" calcext:value-type="float">
            <text:p>-0.000808174</text:p>
          </table:table-cell>
        </table:table-row>
        <table:table-row table:style-name="ro1">
          <table:table-cell office:value-type="float" office:value="0.0119324" calcext:value-type="float">
            <text:p>0.0119324</text:p>
          </table:table-cell>
          <table:table-cell table:formula="of:=[.A30]*10000000" office:value-type="float" office:value="119324" calcext:value-type="float">
            <text:p>119324</text:p>
          </table:table-cell>
          <table:table-cell/>
          <table:table-cell office:value-type="float" office:value="0.0129548" calcext:value-type="float">
            <text:p>0.0129548</text:p>
          </table:table-cell>
        </table:table-row>
        <table:table-row table:style-name="ro1">
          <table:table-cell office:value-type="float" office:value="0.00304846" calcext:value-type="float">
            <text:p>0.00304846</text:p>
          </table:table-cell>
          <table:table-cell table:formula="of:=[.A31]*10000000" office:value-type="float" office:value="30484.6" calcext:value-type="float">
            <text:p>30484.6</text:p>
          </table:table-cell>
          <table:table-cell/>
          <table:table-cell office:value-type="float" office:value="0.00684887" calcext:value-type="float">
            <text:p>0.00684887</text:p>
          </table:table-cell>
        </table:table-row>
        <table:table-row table:style-name="ro1">
          <table:table-cell office:value-type="float" office:value="0.0119035" calcext:value-type="float">
            <text:p>0.0119035</text:p>
          </table:table-cell>
          <table:table-cell table:formula="of:=[.A32]*10000000" office:value-type="float" office:value="119035" calcext:value-type="float">
            <text:p>119035</text:p>
          </table:table-cell>
          <table:table-cell/>
          <table:table-cell office:value-type="float" office:value="0.0166201" calcext:value-type="float">
            <text:p>0.0166201</text:p>
          </table:table-cell>
        </table:table-row>
        <table:table-row table:style-name="ro1">
          <table:table-cell office:value-type="float" office:value="0.000137799" calcext:value-type="float">
            <text:p>0.000137799</text:p>
          </table:table-cell>
          <table:table-cell table:formula="of:=[.A33]*10000000" office:value-type="float" office:value="1377.99" calcext:value-type="float">
            <text:p>1377.99</text:p>
          </table:table-cell>
          <table:table-cell/>
          <table:table-cell office:value-type="float" office:value="0.000626716" calcext:value-type="float">
            <text:p>0.000626716</text:p>
          </table:table-cell>
        </table:table-row>
        <table:table-row table:style-name="ro1">
          <table:table-cell office:value-type="float" office:value="-0.000148961" calcext:value-type="float">
            <text:p>-0.000148961</text:p>
          </table:table-cell>
          <table:table-cell table:formula="of:=[.A34]*10000000" office:value-type="float" office:value="-1489.61" calcext:value-type="float">
            <text:p>-1489.61</text:p>
          </table:table-cell>
          <table:table-cell/>
          <table:table-cell office:value-type="float" office:value="0.00105011" calcext:value-type="float">
            <text:p>0.00105011</text:p>
          </table:table-cell>
        </table:table-row>
        <table:table-row table:style-name="ro1">
          <table:table-cell office:value-type="float" office:value="0.000288089" calcext:value-type="float">
            <text:p>0.000288089</text:p>
          </table:table-cell>
          <table:table-cell table:formula="of:=[.A35]*10000000" office:value-type="float" office:value="2880.89" calcext:value-type="float">
            <text:p>2880.89</text:p>
          </table:table-cell>
          <table:table-cell/>
          <table:table-cell office:value-type="float" office:value="-0.00237004" calcext:value-type="float">
            <text:p>-0.00237004</text:p>
          </table:table-cell>
        </table:table-row>
        <table:table-row table:style-name="ro1">
          <table:table-cell office:value-type="float" office:value="-0.000733466" calcext:value-type="float">
            <text:p>-0.000733466</text:p>
          </table:table-cell>
          <table:table-cell table:formula="of:=[.A36]*10000000" office:value-type="float" office:value="-7334.66" calcext:value-type="float">
            <text:p>-7334.66</text:p>
          </table:table-cell>
          <table:table-cell/>
          <table:table-cell office:value-type="float" office:value="0.00378415" calcext:value-type="float">
            <text:p>0.00378415</text:p>
          </table:table-cell>
        </table:table-row>
        <table:table-row table:style-name="ro1">
          <table:table-cell office:value-type="float" office:value="-0.000438174" calcext:value-type="float">
            <text:p>-0.000438174</text:p>
          </table:table-cell>
          <table:table-cell table:formula="of:=[.A37]*10000000" office:value-type="float" office:value="-4381.74" calcext:value-type="float">
            <text:p>-4381.74</text:p>
          </table:table-cell>
          <table:table-cell/>
          <table:table-cell office:value-type="float" office:value="0.00021134" calcext:value-type="float">
            <text:p>0.00021134</text:p>
          </table:table-cell>
        </table:table-row>
        <table:table-row table:style-name="ro1">
          <table:table-cell office:value-type="float" office:value="-0.000883909" calcext:value-type="float">
            <text:p>-0.000883909</text:p>
          </table:table-cell>
          <table:table-cell table:formula="of:=[.A38]*10000000" office:value-type="float" office:value="-8839.09" calcext:value-type="float">
            <text:p>-8839.09</text:p>
          </table:table-cell>
          <table:table-cell/>
          <table:table-cell office:value-type="float" office:value="-0.00122981" calcext:value-type="float">
            <text:p>-0.00122981</text:p>
          </table:table-cell>
        </table:table-row>
        <table:table-row table:style-name="ro1">
          <table:table-cell office:value-type="float" office:value="0.000266188" calcext:value-type="float">
            <text:p>0.000266188</text:p>
          </table:table-cell>
          <table:table-cell table:formula="of:=[.A39]*10000000" office:value-type="float" office:value="2661.88" calcext:value-type="float">
            <text:p>2661.88</text:p>
          </table:table-cell>
          <table:table-cell/>
          <table:table-cell office:value-type="float" office:value="-0.00189594" calcext:value-type="float">
            <text:p>-0.00189594</text:p>
          </table:table-cell>
        </table:table-row>
        <table:table-row table:style-name="ro1">
          <table:table-cell office:value-type="float" office:value="-0.000924932" calcext:value-type="float">
            <text:p>-0.000924932</text:p>
          </table:table-cell>
          <table:table-cell table:formula="of:=[.A40]*10000000" office:value-type="float" office:value="-9249.32" calcext:value-type="float">
            <text:p>-9249.32</text:p>
          </table:table-cell>
          <table:table-cell/>
          <table:table-cell office:value-type="float" office:value="0.000411452" calcext:value-type="float">
            <text:p>0.00041145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" office:value-type="float" office:value="0.008065" calcext:value-type="float">
            <text:p>8.07E-03</text:p>
          </table:table-cell>
          <table:table-cell table:formula="of:=[.A44]*10000000" office:value-type="float" office:value="80650" calcext:value-type="float">
            <text:p>806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5:15:09.652081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4:05:20.038841246</meta:creation-date>
    <dc:date>2017-08-12T21:20:45.704661966</dc:date>
    <meta:editing-duration>PT4H6M56S</meta:editing-duration>
    <meta:editing-cycles>12</meta:editing-cycles>
    <meta:generator>LibreOffice/5.1.6.2$Linux_X86_64 LibreOffice_project/10m0$Build-2</meta:generator>
    <meta:document-statistic meta:table-count="4" meta:cell-count="602" meta:object-count="0"/>
  </office:meta>
</office:document-meta>
</file>